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size="48pt" style:font-size-asian="48pt" style:font-size-complex="48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size="48pt" style:font-size-asian="48pt" style:font-size-complex="48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/>
    </style:style>
    <style:style style:name="P5" style:parent-style-name="Normal" style:family="paragraph">
      <style:paragraph-properties fo:text-align="center"/>
      <style:text-properties style:font-name="Times New Roman" style:font-name-complex="Times New Roman"/>
    </style:style>
    <style:style style:name="P6" style:parent-style-name="Normal" style:family="paragraph">
      <style:paragraph-properties fo:text-align="center"/>
      <style:text-properties style:font-name="Times New Roman" style:font-name-complex="Times New Roman"/>
    </style:style>
    <style:style style:name="P7" style:parent-style-name="Normal" style:family="paragraph">
      <style:paragraph-properties fo:text-align="center"/>
      <style:text-properties style:font-name="Times New Roman" style:font-name-complex="Times New Roman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6" style:parent-style-name="Normal" style:family="paragraph">
      <style:text-properties style:font-name="Times New Roman" style:font-name-complex="Times New Roman" fo:font-size="18pt" style:font-size-asian="18pt" style:font-size-complex="18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8" style:parent-style-name="Normal" style:family="paragraph">
      <style:text-properties style:font-name="Times New Roman" style:font-name-complex="Times New Roman" fo:font-size="18pt" style:font-size-asian="18pt" style:font-size-complex="18pt"/>
    </style:style>
    <style:style style:name="P19" style:parent-style-name="Normal" style:family="paragraph">
      <style:text-properties style:font-name="Times New Roman" style:font-name-complex="Times New Roman" fo:font-size="18pt" style:font-size-asian="18pt" style:font-size-complex="18pt"/>
    </style:style>
    <style:style style:name="P20" style:parent-style-name="Normal" style:family="paragraph">
      <style:text-properties style:font-name="Times New Roman" style:font-name-complex="Times New Roman" fo:font-size="18pt" style:font-size-asian="18pt" style:font-size-complex="18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22" style:parent-style-name="Normal" style:family="paragraph">
      <style:paragraph-properties fo:text-align="center"/>
      <style:text-properties style:font-name="Calibri Light" style:font-name-complex="Calibri Light"/>
    </style:style>
    <style:style style:name="P23" style:parent-style-name="Normal" style:family="paragraph">
      <style:text-properties fo:color="#00B050"/>
    </style:style>
    <style:style style:name="P24" style:parent-style-name="Normal" style:family="paragraph">
      <style:text-properties fo:color="#00B050"/>
    </style:style>
    <style:style style:name="P25" style:parent-style-name="Normal" style:family="paragraph">
      <style:text-properties fo:color="#C45911"/>
    </style:style>
    <style:style style:name="P26" style:parent-style-name="Normal" style:family="paragraph">
      <style:text-properties fo:color="#C45911"/>
    </style:style>
    <style:style style:name="P27" style:parent-style-name="Normal" style:family="paragraph">
      <style:text-properties fo:color="#ED7D31"/>
    </style:style>
    <style:style style:name="P28" style:parent-style-name="Normal" style:family="paragraph">
      <style:text-properties fo:color="#ED7D31"/>
    </style:style>
    <style:style style:name="P29" style:parent-style-name="Normal" style:family="paragraph">
      <style:text-properties fo:color="#ED7D31"/>
    </style:style>
    <style:style style:name="P30" style:parent-style-name="Normal" style:family="paragraph">
      <style:text-properties fo:color="#ED7D31"/>
    </style:style>
    <style:style style:name="P31" style:parent-style-name="Normal" style:family="paragraph">
      <style:text-properties fo:color="#ED7D31"/>
    </style:style>
    <style:style style:name="P32" style:parent-style-name="Normal" style:family="paragraph">
      <style:text-properties fo:color="#ED7D31"/>
    </style:style>
    <style:style style:name="P33" style:parent-style-name="Normal" style:family="paragraph">
      <style:text-properties fo:color="#ED7D31"/>
    </style:style>
    <style:style style:name="P34" style:parent-style-name="Normal" style:family="paragraph">
      <style:text-properties fo:color="#ED7D31"/>
    </style:style>
    <style:style style:name="P35" style:parent-style-name="Normal" style:family="paragraph">
      <style:text-properties fo:color="#ED7D31"/>
    </style:style>
    <style:style style:name="P36" style:parent-style-name="Normal" style:family="paragraph">
      <style:text-properties fo:color="#ED7D31"/>
    </style:style>
    <style:style style:name="P37" style:parent-style-name="Normal" style:family="paragraph">
      <style:text-properties fo:color="#ED7D31"/>
    </style:style>
    <style:style style:name="P38" style:parent-style-name="Normal" style:family="paragraph">
      <style:text-properties fo:color="#ED7D31"/>
    </style:style>
    <style:style style:name="P39" style:parent-style-name="Normal" style:family="paragraph">
      <style:text-properties fo:color="#ED7D31"/>
    </style:style>
    <style:style style:name="P40" style:parent-style-name="Normal" style:family="paragraph">
      <style:text-properties fo:color="#ED7D31"/>
    </style:style>
    <style:style style:name="P41" style:parent-style-name="Normal" style:family="paragraph">
      <style:text-properties fo:color="#ED7D31"/>
    </style:style>
    <style:style style:name="P42" style:parent-style-name="Normal" style:family="paragraph">
      <style:text-properties fo:color="#ED7D31"/>
    </style:style>
    <style:style style:name="P43" style:parent-style-name="Normal" style:family="paragraph">
      <style:text-properties fo:color="#ED7D31"/>
    </style:style>
    <style:style style:name="P44" style:parent-style-name="Normal" style:family="paragraph">
      <style:text-properties fo:color="#ED7D31"/>
    </style:style>
    <style:style style:name="P45" style:parent-style-name="Normal" style:family="paragraph">
      <style:text-properties fo:color="#ED7D31"/>
    </style:style>
    <style:style style:name="P46" style:parent-style-name="Normal" style:family="paragraph">
      <style:text-properties fo:color="#ED7D31"/>
    </style:style>
    <style:style style:name="P47" style:parent-style-name="Normal" style:family="paragraph">
      <style:text-properties fo:color="#ED7D31"/>
    </style:style>
    <style:style style:name="P48" style:parent-style-name="Normal" style:family="paragraph">
      <style:text-properties fo:color="#ED7D31"/>
    </style:style>
    <style:style style:name="P49" style:parent-style-name="Normal" style:family="paragraph">
      <style:text-properties fo:color="#ED7D31"/>
    </style:style>
    <style:style style:name="P50" style:parent-style-name="Normal" style:family="paragraph">
      <style:text-properties fo:color="#ED7D31"/>
    </style:style>
    <style:style style:name="P51" style:parent-style-name="Normal" style:family="paragraph">
      <style:text-properties fo:color="#ED7D31"/>
    </style:style>
    <style:style style:name="P52" style:parent-style-name="Normal" style:family="paragraph">
      <style:text-properties fo:color="#ED7D31"/>
    </style:style>
    <style:style style:name="P53" style:parent-style-name="Normal" style:family="paragraph">
      <style:text-properties fo:color="#ED7D31"/>
    </style:style>
    <style:style style:name="P54" style:parent-style-name="Normal" style:family="paragraph">
      <style:text-properties fo:color="#ED7D31"/>
    </style:style>
    <style:style style:name="P55" style:parent-style-name="Normal" style:family="paragraph">
      <style:text-properties fo:color="#ED7D31"/>
    </style:style>
    <style:style style:name="P56" style:parent-style-name="Normal" style:family="paragraph">
      <style:text-properties fo:color="#7030A0"/>
    </style:style>
    <style:style style:name="P57" style:parent-style-name="Normal" style:family="paragraph">
      <style:text-properties fo:color="#7030A0"/>
    </style:style>
    <style:style style:name="P58" style:parent-style-name="Normal" style:family="paragraph">
      <style:text-properties fo:color="#7030A0"/>
    </style:style>
    <style:style style:name="P59" style:parent-style-name="Normal" style:family="paragraph">
      <style:text-properties fo:color="#7030A0"/>
    </style:style>
    <style:style style:name="P60" style:parent-style-name="Normal" style:family="paragraph">
      <style:text-properties fo:color="#7030A0"/>
    </style:style>
    <style:style style:name="P61" style:parent-style-name="Normal" style:family="paragraph">
      <style:text-properties fo:color="#7030A0"/>
    </style:style>
    <style:style style:name="P62" style:parent-style-name="Normal" style:family="paragraph">
      <style:text-properties fo:color="#7030A0"/>
    </style:style>
    <style:style style:name="P63" style:parent-style-name="Normal" style:family="paragraph">
      <style:text-properties fo:color="#7030A0"/>
    </style:style>
    <style:style style:name="P64" style:parent-style-name="Normal" style:family="paragraph">
      <style:text-properties fo:color="#7030A0"/>
    </style:style>
    <style:style style:name="P65" style:parent-style-name="Normal" style:family="paragraph">
      <style:text-properties fo:color="#7030A0"/>
    </style:style>
    <style:style style:name="P66" style:parent-style-name="Normal" style:family="paragraph">
      <style:text-properties fo:color="#7030A0"/>
    </style:style>
    <style:style style:name="P67" style:parent-style-name="Normal" style:family="paragraph">
      <style:text-properties fo:color="#7030A0"/>
    </style:style>
    <style:style style:name="P68" style:parent-style-name="Normal" style:family="paragraph">
      <style:text-properties fo:color="#7030A0"/>
    </style:style>
    <style:style style:name="P69" style:parent-style-name="Normal" style:family="paragraph">
      <style:text-properties fo:color="#7030A0"/>
    </style:style>
    <style:style style:name="P70" style:parent-style-name="Normal" style:family="paragraph">
      <style:text-properties fo:color="#7030A0"/>
    </style:style>
    <style:style style:name="P71" style:parent-style-name="Normal" style:family="paragraph">
      <style:text-properties fo:color="#7030A0"/>
    </style:style>
    <style:style style:name="P72" style:parent-style-name="Normal" style:family="paragraph">
      <style:text-properties fo:color="#7030A0"/>
    </style:style>
    <style:style style:name="P73" style:parent-style-name="Normal" style:family="paragraph">
      <style:text-properties fo:color="#7030A0"/>
    </style:style>
    <style:style style:name="P74" style:parent-style-name="Normal" style:family="paragraph">
      <style:text-properties fo:color="#7030A0"/>
    </style:style>
    <style:style style:name="P75" style:parent-style-name="Normal" style:family="paragraph">
      <style:text-properties fo:color="#7030A0"/>
    </style:style>
    <style:style style:name="P76" style:parent-style-name="Normal" style:family="paragraph">
      <style:text-properties fo:color="#7030A0"/>
    </style:style>
    <style:style style:name="P77" style:parent-style-name="Normal" style:family="paragraph">
      <style:text-properties fo:color="#7030A0"/>
    </style:style>
    <style:style style:name="P78" style:parent-style-name="Normal" style:family="paragraph">
      <style:text-properties fo:color="#7030A0"/>
    </style:style>
    <style:style style:name="P79" style:parent-style-name="Normal" style:family="paragraph">
      <style:text-properties fo:color="#7030A0"/>
    </style:style>
    <style:style style:name="P80" style:parent-style-name="Normal" style:family="paragraph">
      <style:text-properties fo:color="#7030A0"/>
    </style:style>
    <style:style style:name="P81" style:parent-style-name="Normal" style:family="paragraph">
      <style:text-properties fo:color="#7030A0"/>
    </style:style>
    <style:style style:name="P82" style:parent-style-name="Normal" style:family="paragraph">
      <style:text-properties fo:color="#7030A0"/>
    </style:style>
    <style:style style:name="P83" style:parent-style-name="Normal" style:family="paragraph">
      <style:text-properties fo:color="#7030A0"/>
    </style:style>
    <style:style style:name="P84" style:parent-style-name="Normal" style:family="paragraph">
      <style:text-properties fo:color="#7030A0"/>
    </style:style>
    <style:style style:name="P85" style:parent-style-name="Normal" style:family="paragraph">
      <style:text-properties fo:color="#7030A0"/>
    </style:style>
    <style:style style:name="P86" style:parent-style-name="Normal" style:family="paragraph">
      <style:text-properties fo:color="#7030A0"/>
    </style:style>
    <style:style style:name="P87" style:parent-style-name="Normal" style:family="paragraph">
      <style:text-properties fo:color="#7030A0"/>
    </style:style>
    <style:style style:name="P88" style:parent-style-name="Normal" style:family="paragraph">
      <style:text-properties fo:color="#00B050"/>
    </style:style>
    <style:style style:name="P89" style:parent-style-name="Normal" style:family="paragraph">
      <style:text-properties fo:color="#00B050"/>
    </style:style>
    <style:style style:name="P90" style:parent-style-name="Normal" style:family="paragraph">
      <style:text-properties fo:color="#C45911"/>
    </style:style>
    <style:style style:name="P91" style:parent-style-name="Normal" style:family="paragraph">
      <style:text-properties fo:color="#C45911"/>
    </style:style>
    <style:style style:name="P92" style:parent-style-name="Normal" style:family="paragraph">
      <style:text-properties fo:color="#C45911"/>
    </style:style>
    <style:style style:name="P93" style:parent-style-name="Normal" style:family="paragraph">
      <style:text-properties fo:color="#C45911"/>
    </style:style>
    <style:style style:name="P94" style:parent-style-name="Normal" style:family="paragraph">
      <style:text-properties fo:color="#C45911"/>
    </style:style>
    <style:style style:name="P95" style:parent-style-name="Normal" style:family="paragraph">
      <style:text-properties fo:color="#C45911"/>
    </style:style>
    <style:style style:name="P96" style:parent-style-name="Normal" style:family="paragraph">
      <style:text-properties fo:color="#C45911"/>
    </style:style>
    <style:style style:name="P97" style:parent-style-name="Normal" style:family="paragraph">
      <style:text-properties fo:color="#C45911"/>
    </style:style>
    <style:style style:name="P98" style:parent-style-name="Normal" style:family="paragraph">
      <style:text-properties fo:color="#C45911"/>
    </style:style>
    <style:style style:name="P99" style:parent-style-name="Normal" style:family="paragraph">
      <style:text-properties fo:color="#C45911"/>
    </style:style>
    <style:style style:name="P100" style:parent-style-name="Normal" style:family="paragraph">
      <style:text-properties fo:color="#C45911"/>
    </style:style>
    <style:style style:name="P101" style:parent-style-name="Normal" style:family="paragraph">
      <style:text-properties fo:color="#C45911"/>
    </style:style>
    <style:style style:name="P102" style:parent-style-name="Normal" style:family="paragraph">
      <style:text-properties fo:color="#C45911"/>
    </style:style>
    <style:style style:name="P103" style:parent-style-name="Normal" style:family="paragraph">
      <style:text-properties fo:color="#C45911"/>
    </style:style>
    <style:style style:name="P104" style:parent-style-name="Normal" style:family="paragraph">
      <style:text-properties fo:color="#C45911"/>
    </style:style>
    <style:style style:name="P105" style:parent-style-name="Normal" style:family="paragraph">
      <style:text-properties fo:color="#C45911"/>
    </style:style>
    <style:style style:name="P106" style:parent-style-name="Normal" style:family="paragraph">
      <style:text-properties fo:color="#C45911"/>
    </style:style>
    <style:style style:name="P107" style:parent-style-name="Normal" style:family="paragraph">
      <style:text-properties fo:color="#C45911"/>
    </style:style>
    <style:style style:name="P108" style:parent-style-name="Normal" style:family="paragraph">
      <style:text-properties fo:color="#C45911"/>
    </style:style>
    <style:style style:name="P109" style:parent-style-name="Normal" style:family="paragraph">
      <style:text-properties fo:color="#C45911"/>
    </style:style>
    <style:style style:name="P110" style:parent-style-name="Normal" style:family="paragraph">
      <style:text-properties fo:color="#C45911"/>
    </style:style>
    <style:style style:name="P111" style:parent-style-name="Normal" style:family="paragraph">
      <style:text-properties fo:color="#C45911"/>
    </style:style>
    <style:style style:name="P112" style:parent-style-name="Normal" style:family="paragraph">
      <style:text-properties fo:color="#C45911"/>
    </style:style>
    <style:style style:name="P113" style:parent-style-name="Normal" style:family="paragraph">
      <style:text-properties fo:color="#C45911"/>
    </style:style>
    <style:style style:name="P114" style:parent-style-name="Normal" style:family="paragraph">
      <style:text-properties fo:color="#C45911"/>
    </style:style>
    <style:style style:name="P115" style:parent-style-name="Normal" style:family="paragraph">
      <style:text-properties fo:color="#C45911"/>
    </style:style>
    <style:style style:name="P116" style:parent-style-name="Normal" style:family="paragraph">
      <style:text-properties fo:color="#C45911"/>
    </style:style>
    <style:style style:name="P117" style:parent-style-name="Normal" style:family="paragraph">
      <style:text-properties fo:color="#C45911"/>
    </style:style>
    <style:style style:name="P118" style:parent-style-name="Normal" style:family="paragraph">
      <style:text-properties fo:color="#C45911"/>
    </style:style>
    <style:style style:name="P119" style:parent-style-name="Normal" style:family="paragraph">
      <style:text-properties fo:color="#7030A0"/>
    </style:style>
    <style:style style:name="P120" style:parent-style-name="Normal" style:family="paragraph">
      <style:text-properties fo:color="#7030A0"/>
    </style:style>
    <style:style style:name="P121" style:parent-style-name="Normal" style:family="paragraph">
      <style:text-properties fo:color="#7030A0"/>
    </style:style>
    <style:style style:name="P122" style:parent-style-name="Normal" style:family="paragraph">
      <style:text-properties fo:color="#7030A0"/>
    </style:style>
    <style:style style:name="P123" style:parent-style-name="Normal" style:family="paragraph">
      <style:text-properties fo:color="#7030A0"/>
    </style:style>
    <style:style style:name="P124" style:parent-style-name="Normal" style:family="paragraph">
      <style:text-properties fo:color="#7030A0"/>
    </style:style>
    <style:style style:name="P125" style:parent-style-name="Normal" style:family="paragraph">
      <style:text-properties fo:color="#7030A0"/>
    </style:style>
    <style:style style:name="P126" style:parent-style-name="Normal" style:family="paragraph">
      <style:text-properties fo:color="#7030A0"/>
    </style:style>
    <style:style style:name="P127" style:parent-style-name="Normal" style:family="paragraph">
      <style:text-properties fo:color="#7030A0"/>
    </style:style>
    <style:style style:name="P128" style:parent-style-name="Normal" style:family="paragraph">
      <style:text-properties fo:color="#7030A0"/>
    </style:style>
    <style:style style:name="P129" style:parent-style-name="Normal" style:family="paragraph">
      <style:text-properties fo:color="#7030A0"/>
    </style:style>
    <style:style style:name="P130" style:parent-style-name="Normal" style:family="paragraph">
      <style:text-properties fo:color="#7030A0"/>
    </style:style>
    <style:style style:name="P131" style:parent-style-name="Normal" style:family="paragraph">
      <style:text-properties fo:color="#7030A0"/>
    </style:style>
    <style:style style:name="P132" style:parent-style-name="Normal" style:family="paragraph">
      <style:text-properties fo:color="#7030A0"/>
    </style:style>
    <style:style style:name="P133" style:parent-style-name="Normal" style:family="paragraph">
      <style:text-properties fo:color="#7030A0"/>
    </style:style>
    <style:style style:name="P134" style:parent-style-name="Normal" style:family="paragraph">
      <style:text-properties fo:color="#7030A0"/>
    </style:style>
    <style:style style:name="P135" style:parent-style-name="Normal" style:family="paragraph">
      <style:text-properties fo:color="#7030A0"/>
    </style:style>
    <style:style style:name="P136" style:parent-style-name="Normal" style:family="paragraph">
      <style:text-properties fo:color="#7030A0"/>
    </style:style>
    <style:style style:name="P137" style:parent-style-name="Normal" style:family="paragraph">
      <style:text-properties fo:color="#7030A0"/>
    </style:style>
    <style:style style:name="P138" style:parent-style-name="Normal" style:family="paragraph">
      <style:text-properties fo:color="#7030A0"/>
    </style:style>
    <style:style style:name="P139" style:parent-style-name="Normal" style:family="paragraph">
      <style:text-properties fo:color="#7030A0"/>
    </style:style>
    <style:style style:name="P140" style:parent-style-name="Normal" style:family="paragraph">
      <style:text-properties fo:color="#7030A0"/>
    </style:style>
    <style:style style:name="P141" style:parent-style-name="Normal" style:family="paragraph">
      <style:text-properties fo:color="#7030A0"/>
    </style:style>
    <style:style style:name="P142" style:parent-style-name="Normal" style:family="paragraph">
      <style:text-properties fo:color="#7030A0"/>
    </style:style>
    <style:style style:name="P143" style:parent-style-name="Normal" style:family="paragraph">
      <style:text-properties fo:color="#7030A0"/>
    </style:style>
    <style:style style:name="P144" style:parent-style-name="Normal" style:family="paragraph">
      <style:text-properties fo:color="#7030A0"/>
    </style:style>
    <style:style style:name="P145" style:parent-style-name="Normal" style:family="paragraph">
      <style:text-properties fo:color="#7030A0"/>
    </style:style>
    <style:style style:name="P146" style:parent-style-name="Normal" style:family="paragraph">
      <style:text-properties fo:color="#7030A0"/>
    </style:style>
    <style:style style:name="P147" style:parent-style-name="Normal" style:family="paragraph">
      <style:text-properties fo:color="#7030A0"/>
    </style:style>
    <style:style style:name="P148" style:parent-style-name="Normal" style:family="paragraph">
      <style:text-properties fo:color="#7030A0"/>
    </style:style>
    <style:style style:name="P149" style:parent-style-name="Normal" style:family="paragraph">
      <style:text-properties fo:color="#7030A0"/>
    </style:style>
    <style:style style:name="P150" style:parent-style-name="Normal" style:family="paragraph">
      <style:text-properties fo:color="#7030A0"/>
    </style:style>
    <style:style style:name="P151" style:parent-style-name="Normal" style:family="paragraph">
      <style:text-properties fo:color="#7030A0"/>
    </style:style>
    <style:style style:name="P152" style:parent-style-name="Normal" style:family="paragraph">
      <style:text-properties fo:color="#7030A0"/>
    </style:style>
    <style:style style:name="P153" style:parent-style-name="Normal" style:family="paragraph">
      <style:text-properties fo:color="#7030A0"/>
    </style:style>
    <style:style style:name="P154" style:parent-style-name="Normal" style:family="paragraph">
      <style:text-properties fo:color="#7030A0"/>
    </style:style>
    <style:style style:name="P155" style:parent-style-name="Normal" style:family="paragraph">
      <style:text-properties fo:color="#7030A0"/>
    </style:style>
    <style:style style:name="P156" style:parent-style-name="Normal" style:family="paragraph">
      <style:text-properties fo:color="#7030A0"/>
    </style:style>
    <style:style style:name="P157" style:parent-style-name="Normal" style:family="paragraph">
      <style:text-properties fo:color="#00B050"/>
    </style:style>
    <style:style style:name="P158" style:parent-style-name="Normal" style:family="paragraph">
      <style:text-properties fo:color="#00B050"/>
    </style:style>
    <style:style style:name="P159" style:parent-style-name="Normal" style:family="paragraph">
      <style:text-properties fo:color="#C45911"/>
    </style:style>
    <style:style style:name="P160" style:parent-style-name="Normal" style:family="paragraph">
      <style:text-properties fo:color="#C45911"/>
    </style:style>
    <style:style style:name="P161" style:parent-style-name="Normal" style:family="paragraph">
      <style:text-properties fo:color="#ED7D31"/>
    </style:style>
    <style:style style:name="P162" style:parent-style-name="Normal" style:family="paragraph">
      <style:text-properties fo:color="#ED7D31"/>
    </style:style>
    <style:style style:name="P163" style:parent-style-name="Normal" style:family="paragraph">
      <style:text-properties fo:color="#ED7D31"/>
    </style:style>
    <style:style style:name="P164" style:parent-style-name="Normal" style:family="paragraph">
      <style:text-properties fo:color="#ED7D31"/>
    </style:style>
    <style:style style:name="P165" style:parent-style-name="Normal" style:family="paragraph">
      <style:text-properties fo:color="#ED7D31"/>
    </style:style>
    <style:style style:name="P166" style:parent-style-name="Normal" style:family="paragraph">
      <style:text-properties fo:color="#ED7D31"/>
    </style:style>
    <style:style style:name="P167" style:parent-style-name="Normal" style:family="paragraph">
      <style:text-properties fo:color="#ED7D31"/>
    </style:style>
    <style:style style:name="P168" style:parent-style-name="Normal" style:family="paragraph">
      <style:text-properties fo:color="#ED7D31"/>
    </style:style>
    <style:style style:name="P169" style:parent-style-name="Normal" style:family="paragraph">
      <style:text-properties fo:color="#ED7D31"/>
    </style:style>
    <style:style style:name="P170" style:parent-style-name="Normal" style:family="paragraph">
      <style:text-properties fo:color="#ED7D31"/>
    </style:style>
    <style:style style:name="P171" style:parent-style-name="Normal" style:family="paragraph">
      <style:text-properties fo:color="#ED7D31"/>
    </style:style>
    <style:style style:name="P172" style:parent-style-name="Normal" style:family="paragraph">
      <style:text-properties fo:color="#ED7D31"/>
    </style:style>
    <style:style style:name="P173" style:parent-style-name="Normal" style:family="paragraph">
      <style:text-properties fo:color="#ED7D31"/>
    </style:style>
    <style:style style:name="P174" style:parent-style-name="Normal" style:family="paragraph">
      <style:text-properties fo:color="#ED7D31"/>
    </style:style>
    <style:style style:name="P175" style:parent-style-name="Normal" style:family="paragraph">
      <style:text-properties fo:color="#ED7D31"/>
    </style:style>
    <style:style style:name="P176" style:parent-style-name="Normal" style:family="paragraph">
      <style:text-properties fo:color="#ED7D31"/>
    </style:style>
    <style:style style:name="P177" style:parent-style-name="Normal" style:family="paragraph">
      <style:text-properties fo:color="#ED7D31"/>
    </style:style>
    <style:style style:name="P178" style:parent-style-name="Normal" style:family="paragraph">
      <style:text-properties fo:color="#ED7D31"/>
    </style:style>
    <style:style style:name="P179" style:parent-style-name="Normal" style:family="paragraph">
      <style:text-properties fo:color="#ED7D31"/>
    </style:style>
    <style:style style:name="P180" style:parent-style-name="Normal" style:family="paragraph">
      <style:text-properties fo:color="#ED7D31"/>
    </style:style>
    <style:style style:name="P181" style:parent-style-name="Normal" style:family="paragraph">
      <style:text-properties fo:color="#ED7D31"/>
    </style:style>
    <style:style style:name="P182" style:parent-style-name="Normal" style:family="paragraph">
      <style:text-properties fo:color="#ED7D31"/>
    </style:style>
    <style:style style:name="P183" style:parent-style-name="Normal" style:family="paragraph">
      <style:text-properties fo:color="#ED7D31"/>
    </style:style>
    <style:style style:name="P184" style:parent-style-name="Normal" style:family="paragraph">
      <style:text-properties fo:color="#ED7D31"/>
    </style:style>
    <style:style style:name="P185" style:parent-style-name="Normal" style:family="paragraph">
      <style:text-properties fo:color="#7030A0"/>
    </style:style>
    <style:style style:name="P186" style:parent-style-name="Normal" style:family="paragraph">
      <style:text-properties fo:color="#7030A0"/>
    </style:style>
    <style:style style:name="P187" style:parent-style-name="Normal" style:family="paragraph">
      <style:text-properties fo:color="#7030A0"/>
    </style:style>
    <style:style style:name="P188" style:parent-style-name="Normal" style:family="paragraph">
      <style:text-properties fo:color="#7030A0"/>
    </style:style>
    <style:style style:name="P189" style:parent-style-name="Normal" style:family="paragraph">
      <style:text-properties fo:color="#7030A0"/>
    </style:style>
    <style:style style:name="P190" style:parent-style-name="Normal" style:family="paragraph">
      <style:text-properties fo:color="#7030A0"/>
    </style:style>
    <style:style style:name="P191" style:parent-style-name="Normal" style:family="paragraph">
      <style:text-properties fo:color="#7030A0"/>
    </style:style>
    <style:style style:name="P192" style:parent-style-name="Normal" style:family="paragraph">
      <style:text-properties fo:color="#7030A0"/>
    </style:style>
    <style:style style:name="P193" style:parent-style-name="Normal" style:family="paragraph">
      <style:text-properties fo:color="#7030A0"/>
    </style:style>
    <style:style style:name="P194" style:parent-style-name="Normal" style:family="paragraph">
      <style:text-properties fo:color="#7030A0"/>
    </style:style>
    <style:style style:name="P195" style:parent-style-name="Normal" style:family="paragraph">
      <style:text-properties fo:color="#7030A0"/>
    </style:style>
    <style:style style:name="P196" style:parent-style-name="Normal" style:family="paragraph">
      <style:text-properties fo:color="#7030A0"/>
    </style:style>
    <style:style style:name="P197" style:parent-style-name="Normal" style:family="paragraph">
      <style:text-properties fo:color="#7030A0"/>
    </style:style>
    <style:style style:name="P198" style:parent-style-name="Normal" style:family="paragraph">
      <style:text-properties fo:color="#7030A0"/>
    </style:style>
    <style:style style:name="P199" style:parent-style-name="Normal" style:family="paragraph">
      <style:text-properties fo:color="#7030A0"/>
    </style:style>
    <style:style style:name="P200" style:parent-style-name="Normal" style:family="paragraph">
      <style:text-properties fo:color="#7030A0"/>
    </style:style>
    <style:style style:name="P201" style:parent-style-name="Normal" style:family="paragraph">
      <style:text-properties fo:color="#7030A0"/>
    </style:style>
    <style:style style:name="P202" style:parent-style-name="Normal" style:family="paragraph">
      <style:text-properties fo:color="#7030A0"/>
    </style:style>
    <style:style style:name="P203" style:parent-style-name="Normal" style:family="paragraph">
      <style:text-properties fo:color="#7030A0"/>
    </style:style>
    <style:style style:name="P204" style:parent-style-name="Normal" style:family="paragraph">
      <style:text-properties fo:color="#7030A0"/>
    </style:style>
    <style:style style:name="P205" style:parent-style-name="Normal" style:family="paragraph">
      <style:text-properties fo:color="#7030A0"/>
    </style:style>
    <style:style style:name="P206" style:parent-style-name="Normal" style:family="paragraph">
      <style:text-properties fo:color="#7030A0"/>
    </style:style>
    <style:style style:name="P207" style:parent-style-name="Normal" style:family="paragraph">
      <style:text-properties fo:color="#7030A0"/>
    </style:style>
    <style:style style:name="P208" style:parent-style-name="Normal" style:family="paragraph">
      <style:text-properties fo:color="#7030A0"/>
    </style:style>
    <style:style style:name="P209" style:parent-style-name="Normal" style:family="paragraph">
      <style:text-properties fo:color="#7030A0"/>
    </style:style>
    <style:style style:name="P210" style:parent-style-name="Normal" style:family="paragraph">
      <style:text-properties fo:color="#7030A0"/>
    </style:style>
    <style:style style:name="P211" style:parent-style-name="Normal" style:family="paragraph">
      <style:text-properties fo:color="#7030A0"/>
    </style:style>
    <style:style style:name="P212" style:parent-style-name="Normal" style:family="paragraph">
      <style:text-properties fo:color="#7030A0"/>
    </style:style>
    <style:style style:name="P213" style:parent-style-name="Normal" style:family="paragraph">
      <style:text-properties fo:color="#00B050"/>
    </style:style>
    <style:style style:name="P214" style:parent-style-name="Normal" style:family="paragraph">
      <style:text-properties fo:color="#00B050"/>
    </style:style>
    <style:style style:name="T215" style:parent-style-name="DefaultParagraphFont" style:family="text">
      <style:text-properties fo:color="#C45911"/>
    </style:style>
    <style:style style:name="T216" style:parent-style-name="DefaultParagraphFont" style:family="text">
      <style:text-properties fo:color="#C45911"/>
    </style:style>
    <style:style style:name="T217" style:parent-style-name="DefaultParagraphFont" style:family="text">
      <style:text-properties fo:color="#C45911"/>
    </style:style>
    <style:style style:name="T218" style:parent-style-name="DefaultParagraphFont" style:family="text">
      <style:text-properties fo:color="#C45911"/>
    </style:style>
    <style:style style:name="T219" style:parent-style-name="DefaultParagraphFont" style:family="text">
      <style:text-properties fo:color="#C45911"/>
    </style:style>
    <style:style style:name="T220" style:parent-style-name="DefaultParagraphFont" style:family="text">
      <style:text-properties fo:color="#C45911"/>
    </style:style>
    <style:style style:name="T221" style:parent-style-name="DefaultParagraphFont" style:family="text">
      <style:text-properties fo:color="#C45911"/>
    </style:style>
    <style:style style:name="T222" style:parent-style-name="DefaultParagraphFont" style:family="text">
      <style:text-properties fo:color="#C45911"/>
    </style:style>
    <style:style style:name="T223" style:parent-style-name="DefaultParagraphFont" style:family="text">
      <style:text-properties fo:color="#C45911"/>
    </style:style>
    <style:style style:name="T224" style:parent-style-name="DefaultParagraphFont" style:family="text">
      <style:text-properties fo:color="#C45911"/>
    </style:style>
    <style:style style:name="T225" style:parent-style-name="DefaultParagraphFont" style:family="text">
      <style:text-properties fo:color="#C45911"/>
    </style:style>
    <style:style style:name="T226" style:parent-style-name="DefaultParagraphFont" style:family="text">
      <style:text-properties fo:color="#C45911"/>
    </style:style>
    <style:style style:name="T227" style:parent-style-name="DefaultParagraphFont" style:family="text">
      <style:text-properties fo:color="#C45911"/>
    </style:style>
    <style:style style:name="T228" style:parent-style-name="DefaultParagraphFont" style:family="text">
      <style:text-properties fo:color="#C45911"/>
    </style:style>
    <style:style style:name="T229" style:parent-style-name="DefaultParagraphFont" style:family="text">
      <style:text-properties fo:color="#C45911"/>
    </style:style>
    <style:style style:name="T230" style:parent-style-name="DefaultParagraphFont" style:family="text">
      <style:text-properties fo:color="#C45911"/>
    </style:style>
    <style:style style:name="T231" style:parent-style-name="DefaultParagraphFont" style:family="text">
      <style:text-properties fo:color="#C45911"/>
    </style:style>
    <style:style style:name="T232" style:parent-style-name="DefaultParagraphFont" style:family="text">
      <style:text-properties fo:color="#C45911"/>
    </style:style>
    <style:style style:name="T233" style:parent-style-name="DefaultParagraphFont" style:family="text">
      <style:text-properties fo:color="#C45911"/>
    </style:style>
    <style:style style:name="T234" style:parent-style-name="DefaultParagraphFont" style:family="text">
      <style:text-properties fo:color="#C45911"/>
    </style:style>
    <style:style style:name="T235" style:parent-style-name="DefaultParagraphFont" style:family="text">
      <style:text-properties fo:color="#C45911"/>
    </style:style>
    <style:style style:name="T236" style:parent-style-name="DefaultParagraphFont" style:family="text">
      <style:text-properties fo:color="#C45911"/>
    </style:style>
    <style:style style:name="P237" style:parent-style-name="Normal" style:family="paragraph">
      <style:text-properties fo:color="#C45911"/>
    </style:style>
    <style:style style:name="T238" style:parent-style-name="DefaultParagraphFont" style:family="text">
      <style:text-properties fo:color="#C45911"/>
    </style:style>
  </office:automatic-styles>
  <office:body>
    <office:text text:use-soft-page-breaks="true">
      <text:p text:style-name="P1"/>
      <text:p text:style-name="P2"/>
      <text:p text:style-name="P3">ML<text:s/>ASSIGNMENT-2</text:p>
      <text:p text:style-name="P4"/>
      <text:p text:style-name="P5"/>
      <text:p text:style-name="P6"/>
      <text:p text:style-name="P7"/>
      <text:p text:style-name="P8"/>
      <text:p text:style-name="P9">Course Code: 22AIE213</text:p>
      <text:p text:style-name="P10">Course: Machine Learning</text:p>
      <text:p text:style-name="P11">Submitted to: Mr. Marimganti Srinivas (CSE)</text:p>
      <text:p text:style-name="P12"/>
      <text:p text:style-name="P13"/>
      <text:p text:style-name="P14"/>
      <text:p text:style-name="P15"/>
      <text:p text:style-name="P16">TEAM MEMBERS:</text:p>
      <text:p text:style-name="P17"/>
      <text:p text:style-name="P18">Hareni M(BL.EN.U4AIE22154)</text:p>
      <text:p text:style-name="P19">Surya Krishna Bharadwaj Kunapuli(BL.EN.U4AIE22154)</text:p>
      <text:p text:style-name="P20">Swetha Ayyappan(BL.EN.U4AIE22155)</text:p>
      <text:p text:style-name="P21"/>
      <text:p text:style-name="P22"/>
      <text:p text:style-name="Normal"/>
      <text:p text:style-name="P23">Question1<text:s/>:</text:p>
      <text:p text:style-name="P24">Write a function to calculate the Euclidean distance and Manhattan distance between two vectors. The vectors dimension is variable. Please don’t use any distance calculation functions available in Python.</text:p>
      <text:p text:style-name="Normal"/>
      <text:p text:style-name="P25"/>
      <text:p text:style-name="P26">Algorithms:</text:p>
      <text:p text:style-name="P27">euclidean_distance(vector_1, vector_2):</text:p>
      <text:p text:style-name="P28">If the length of vector_1 is not equal to the length of vector_2, return an error message.</text:p>
      <text:p text:style-name="P29">Initialize euclidean_distance to 0.</text:p>
      <text:p text:style-name="P30">Iterate over each element in the vectors:</text:p>
      <text:p text:style-name="P31">Calculate the squared difference between corresponding elements.</text:p>
      <text:p text:style-name="P32">Add the squared difference to euclidean_distance.</text:p>
      <text:p text:style-name="P33">Return the square root of euclidean_distance.</text:p>
      <text:p text:style-name="P34">manhattan_distance(vector_1, vector_2):</text:p>
      <text:p text:style-name="P35">If the length of vector_1 is not equal to the length of vector_2, return an error message.</text:p>
      <text:p text:style-name="P36">Initialize manhattan_distance to 0.</text:p>
      <text:p text:style-name="P37">Iterate over each element in the vectors:</text:p>
      <text:p text:style-name="P38">Add the absolute difference between corresponding elements to manhattan_distance.</text:p>
      <text:p text:style-name="P39">Return manhattan_distance.</text:p>
      <text:p text:style-name="P40">user_input():</text:p>
      <text:p text:style-name="P41">Prompt the user to enter values of a vector separated by spaces.</text:p>
      <text:p text:style-name="P42">Split the input string into a list of strings.</text:p>
      <text:p text:style-name="P43">Convert each string in the list to a float.</text:p>
      <text:p text:style-name="P44">Return the resulting list.</text:p>
      <text:p text:style-name="P45">main():</text:p>
      <text:p text:style-name="P46">Call user_input to get the values of vector_1.</text:p>
      <text:p text:style-name="P47">Prompt the user to enter values of vector_2.</text:p>
      <text:p text:style-name="P48">Call user_input to get the values of vector_2.</text:p>
      <text:p text:style-name="P49">Call euclidean_distance with vector_1 and vector_2, store the result in result1.</text:p>
      <text:p text:style-name="P50">Call manhattan_distance with vector_1 and vector_2, store the result in result2.</text:p>
      <text:p text:style-name="P51">Print the Euclidean distance and Manhattan distance.</text:p>
      <text:p text:style-name="P52">__main__ Block:</text:p>
      <text:p text:style-name="P53">If the script is executed directly (not imported as a module):</text:p>
      <text:p text:style-name="P54">Call main().</text:p>
      <text:p text:style-name="P55"/>
      <text:p text:style-name="P56">PseudoCode:</text:p>
      <text:p text:style-name="P57">function euclidean_distance(vector_1, vector_2):</text:p>
      <text:p text:style-name="P58"><text:s text:c="4"/>if length of vector_1 is not equal to length of vector_2:</text:p>
      <text:p text:style-name="P59"><text:s text:c="8"/>return "Distance cannot be calculated as vectors are of unequal dimensions."</text:p>
      <text:p text:style-name="P60"><text:s text:c="4"/>euclidean_distance = 0</text:p>
      <text:p text:style-name="P61"><text:s text:c="4"/>for i = 0 to length of vector_1 - 1:</text:p>
      <text:p text:style-name="P62"><text:s text:c="8"/>euclidean_distance += (vector_1[i] - vector_2[i])^2</text:p>
      <text:p text:style-name="P63"><text:s text:c="3"/><text:s/>return square root of euclidean_distance</text:p>
      <text:p text:style-name="P64">function manhattan_distance(vector_1, vector_2):</text:p>
      <text:p text:style-name="P65"><text:s text:c="4"/>if length of vector_1 is not equal to length of vector_2:</text:p>
      <text:p text:style-name="P66"><text:s text:c="8"/>return "Distance cannot be calculated as vectors are of unequal dimensions."</text:p>
      <text:p text:style-name="P67"><text:s text:c="4"/>manhattan_distance = 0</text:p>
      <text:p text:style-name="P68"><text:s text:c="4"/>for i = 0 to length of vector_1 - 1:</text:p>
      <text:p text:style-name="P69"><text:s text:c="8"/>manhattan_distance += absolute value of (vector_1[i] - vector_2[i])</text:p>
      <text:p text:style-name="P70"><text:s text:c="4"/>return manhattan_distance</text:p>
      <text:p text:style-name="P71">function user_input()</text:p>
      <text:p text:style-name="P72"><text:s text:c="2"/>prompt user to enter values of vector separated by spaces</text:p>
      <text:p text:style-name="P73"><text:s text:c="4"/>vector = split input string into list of strings</text:p>
      <text:p text:style-name="P74"><text:s text:c="4"/>convert each string in the list to a float</text:p>
      <text:p text:style-name="P75"><text:s text:c="4"/>return the resulting list</text:p>
      <text:p text:style-name="P76">function main():</text:p>
      <text:p text:style-name="P77"><text:s text:c="4"/>vector_1 = call user_input()</text:p>
      <text:p text:style-name="P78"><text:s text:c="4"/>prompt user to enter values of vector 2</text:p>
      <text:p text:style-name="P79"><text:s text:c="4"/>vector_2 = call user_input()</text:p>
      <text:p text:style-name="P80"><text:s text:c="4"/>result1 = call euclidean_distance(vector_1, vector_2)</text:p>
      <text:p text:style-name="P81"><text:s text:c="4"/>result2 = call manhattan_distance(vector_1, vector_2)</text:p>
      <text:p text:style-name="P82"><text:s text:c="4"/>print "Euclidean distance is : ", result1</text:p>
      <text:p text:style-name="P83"><text:s text:c="4"/>print "Manhattan distance is : ", result2</text:p>
      <text:p text:style-name="P84"/>
      <text:p text:style-name="P85">if __name__ == '__main__':</text:p>
      <text:p text:style-name="P86"><text:s text:c="4"/>call main()</text:p>
      <text:p text:style-name="P87"/>
      <text:p text:style-name="P88">Question<text:s/>2:</text:p>
      <text:p text:style-name="P89">Write a function to implement k-NN classifier. k is a variable and based on that the count of neighbors should be selected.</text:p>
      <text:p text:style-name="Normal"/>
      <text:p text:style-name="P90"/>
      <text:p text:style-name="P91">Algorithms:</text:p>
      <text:p text:style-name="P92">euclidean_distance(point1, point2):</text:p>
      <text:p text:style-name="P93">Input: Two points, point1 and point2</text:p>
      <text:p text:style-name="P94">Output: Euclidean distance between the two points</text:p>
      <text:p text:style-name="P95">Calculate the sum of squared differences for each coordinate.</text:p>
      <text:p text:style-name="P96">Take the square root of the sum and return the result.</text:p>
      <text:p text:style-name="P97">k_nn_classifier<text:s/>(training_data, training_labels, new_point, k):</text:p>
      <text:p text:style-name="P98">Input: Training data (training_data), corresponding labels (training_labels), a new data point (new_point), and the number of neighbors to consider (k).</text:p>
      <text:p text:style-name="P99">Output: Predicted label for the new data point</text:p>
      <text:p text:style-name="P100">Calculate Euclidean distances between new_point and all points in training_data.</text:p>
      <text:p text:style-name="P101">Sort the distances and get the indices of the k-nearest neighbors.</text:p>
      <text:p text:style-name="P102">Extract the labels of the k-nearest neighbors.</text:p>
      <text:p text:style-name="P103">Count the occurrences of each label in the k-nearest neighbors.</text:p>
      <text:p text:style-name="P104">Determine the most common label (majority vote) and return it as the predicted label.</text:p>
      <text:p text:style-name="P105">read_dataset(filename):</text:p>
      <text:p text:style-name="P106">Input: Filename of a CSV file (filename)</text:p>
      <text:p text:style-name="P107">Output: List of lists representing the dataset</text:p>
      <text:p text:style-name="P108">Read the CSV file, skipping the header.</text:p>
      <text:p text:style-name="P109">For each line, split values by comma, convert them to float, and append them to the dataset.</text:p>
      <text:p text:style-name="P110">main():</text:p>
      <text:p text:style-name="P111">Input: None</text:p>
      <text:p text:style-name="P112">Output: None</text:p>
      <text:p text:style-name="P113">Specify the filename for the Iris dataset.</text:p>
      <text:p text:style-name="P114">Read the dataset using read_dataset.</text:p>
      <text:p text:style-name="P115">Separate features and labels.</text:p>
      <text:p text:style-name="P116">Choose a new data point (new_point) and set the value of k.</text:p>
      <text:p text:style-name="P117">Perform k-NN classification using k_nn_classifier.</text:p>
      <text:p text:style-name="P118">Print the new data point and the predicted label.</text:p>
      <text:p text:style-name="P119"/>
      <text:p text:style-name="P120">PseudoCode:</text:p>
      <text:p text:style-name="P121">function euclidean_distance(point1, point2):</text:p>
      <text:p text:style-name="P122"><text:s text:c="4"/>sum_of_squares = 0</text:p>
      <text:p text:style-name="P123"><text:s text:c="4"/>for p1, p2 in zip(point1, point2):</text:p>
      <text:p text:style-name="P124"><text:s text:c="8"/>sum_of_squares += (p1 - p2)^2</text:p>
      <text:p text:style-name="P125"><text:s text:c="4"/>return sqrt(sum_of_squares)</text:p>
      <text:p text:style-name="P126"/>
      <text:p text:style-name="P127">function k_nn_classifier(training_data, training_labels, new_point, k):</text:p>
      <text:p text:style-name="P128"><text:s text:c="4"/>distances = []</text:p>
      <text:p text:style-name="P129"><text:s text:c="4"/>for i, point in enumerate(training_data):</text:p>
      <text:p text:style-name="P130"><text:s text:c="8"/>distance = euclidean_distance(new_point, point)</text:p>
      <text:p text:style-name="P131"><text:s text:c="8"/>distances.append((i, distance))</text:p>
      <text:p text:style-name="P132">sorted_distances = sort(distances, key=lambda x: x[1])</text:p>
      <text:p text:style-name="P133"><text:s text:c="4"/>k_nearest_indices = [index for index, _ in sorted_distances[:k]]</text:p>
      <text:p text:style-name="P134"><text:s text:c="4"/>k_nearest_labels = [training_labels[index] for index in k_nearest_indices]</text:p>
      <text:p text:style-name="P135"><text:s text:c="4"/>predicted_label = mode(k_nearest_labels)</text:p>
      <text:p text:style-name="P136">return predicted_label</text:p>
      <text:p text:style-name="P137">function read_dataset(filename):</text:p>
      <text:p text:style-name="P138"><text:s text:c="4"/>dataset = []</text:p>
      <text:p text:style-name="P139"><text:s text:c="4"/>with open(filename, 'r') as file:</text:p>
      <text:p text:style-name="P140"><text:s text:c="8"/>lines = file.readlines()</text:p>
      <text:p text:style-name="P141"><text:s text:c="8"/>for line in lines[1:]:</text:p>
      <text:p text:style-name="P142"><text:s text:c="12"/>row = line.strip().split(',')</text:p>
      <text:p text:style-name="P143"><text:s text:c="12"/>dataset.append([float(value) for value in row[:-1]])</text:p>
      <text:p text:style-name="P144"><text:s/>return dataset</text:p>
      <text:p text:style-name="P145">function main():</text:p>
      <text:p text:style-name="P146"><text:s/>iris_dataset = read_dataset("C:\\Users\\Surya Krishna\\OneDrive\\Desktop\\Surya\\BTech\\Datasets\\Iris.csv")</text:p>
      <text:p text:style-name="P147"><text:s text:c="4"/>features = [row[:-1] for row in iris_dataset]</text:p>
      <text:p text:style-name="P148"><text:s text:c="4"/>labels = [row[-1] for row in iris_dataset]</text:p>
      <text:p text:style-name="P149"><text:s text:c="4"/>new_point = [5.1, 3.5, 1.4, 0.2]</text:p>
      <text:p text:style-name="P150"><text:s text:c="4"/>k_value = 3</text:p>
      <text:p text:style-name="P151"><text:s text:c="4"/>predicted_label = k_nn_classifier(features, labels, new_point, k_value)</text:p>
      <text:p text:style-name="P152"><text:s text:c="3"/><text:s/>print("New data point:", new_point)</text:p>
      <text:p text:style-name="P153"><text:s text:c="4"/>print("Predicted label:", predicted_label)</text:p>
      <text:p text:style-name="P154">if __name__ == "__main__":</text:p>
      <text:p text:style-name="P155"><text:s text:c="4"/>main()</text:p>
      <text:p text:style-name="P156"/>
      <text:p text:style-name="P157">Question<text:s/>3:</text:p>
      <text:p text:style-name="P158">Write a function to convert categorical variables to numeric using label encoding. Don’t use any existing functionalities.</text:p>
      <text:p text:style-name="Normal"/>
      <text:p text:style-name="P159"/>
      <text:p text:style-name="P160">Algorithms:</text:p>
      <text:p text:style-name="P161">label_encoding(inputdata):</text:p>
      <text:p text:style-name="P162">Input: List of categorical data (inputdata)</text:p>
      <text:p text:style-name="P163">Output: List of encoded data</text:p>
      <text:p text:style-name="P164">Create an empty dictionary (encoding_map_dictionary) to store mappings from category to encoded value.</text:p>
      <text:p text:style-name="P165">Create an empty list (encoded_data) to store the encoded values.</text:p>
      <text:p text:style-name="P166">Seed the random number generator for reproducibility.</text:p>
      <text:p text:style-name="P167">For each element (obj) in the input data:</text:p>
      <text:p text:style-name="P168">If obj is not in the dictionary, assign it a random integer between 0 and 1000 (inclusive) and add the mapping to the dictionary.</text:p>
      <text:p text:style-name="P169">Append the encoded value to encoded_data.</text:p>
      <text:p text:style-name="P170">Return the list of encoded values.</text:p>
      <text:p text:style-name="P171">read_dataset(filename):</text:p>
      <text:p text:style-name="P172">Input: Filename of a CSV file (filename)</text:p>
      <text:p text:style-name="P173">Output: List of lists representing the dataset</text:p>
      <text:p text:style-name="P174">Read the CSV file, skipping the header.</text:p>
      <text:p text:style-name="P175">For each line, split values by comma and append them to the dataset.</text:p>
      <text:p text:style-name="P176">main():</text:p>
      <text:p text:style-name="P177"/>
      <text:p text:style-name="P178">Input: None</text:p>
      <text:p text:style-name="P179">Output: None</text:p>
      <text:p text:style-name="P180">Specify the filename for the Iris dataset.</text:p>
      <text:p text:style-name="P181">Read the dataset using read_dataset.</text:p>
      <text:p text:style-name="P182">Extract the species column.</text:p>
      <text:p text:style-name="P183">Apply label encoding using label_encoding.</text:p>
      <text:p text:style-name="P184">Print the original and encoded species data.</text:p>
      <text:p text:style-name="P185"/>
      <text:p text:style-name="P186">PseudoCode:</text:p>
      <text:p text:style-name="P187">function label_encoding(inputdata):</text:p>
      <text:p text:style-name="P188"><text:s text:c="4"/>encoding_map_dictionary = {}</text:p>
      <text:p text:style-name="P189"><text:s text:c="4"/>encoded_data = []</text:p>
      <text:p text:style-name="P190">set_seed(123) <text:s/># Set a seed for reproducibility</text:p>
      <text:p text:style-name="P191">for obj in inputdata:</text:p>
      <text:p text:style-name="P192"><text:s text:c="8"/>if obj not in encoding_map_dictionary:</text:p>
      <text:p text:style-name="P193"><text:s text:c="12"/>encoding_map_dictionary[obj] = int(random() * 1000) <text:s/># Map random float to integer</text:p>
      <text:p text:style-name="P194"><text:s text:c="8"/>append encoded_data with encoding_map_dictionary[obj]</text:p>
      <text:p text:style-name="P195">return encoded_data</text:p>
      <text:p text:style-name="P196">function read_dataset(filename):</text:p>
      <text:p text:style-name="P197"><text:s text:c="4"/>dataset = []</text:p>
      <text:p text:style-name="P198"><text:s text:c="4"/>with open(filename, 'r') as file:</text:p>
      <text:p text:style-name="P199"><text:s text:c="8"/>lines = file.readlines()</text:p>
      <text:p text:style-name="P200"><text:s text:c="8"/>for line in lines[1:]:</text:p>
      <text:p text:style-name="P201"><text:s text:c="12"/>row = line.strip().split(',')</text:p>
      <text:p text:style-name="P202"><text:s text:c="12"/>append dataset with row</text:p>
      <text:p text:style-name="P203"><text:s text:c="4"/>return dataset</text:p>
      <text:p text:style-name="P204">function main():</text:p>
      <text:p text:style-name="P205"><text:s text:c="4"/>penguin_dataset = read_dataset("C:\\Users\\Surya Krishna\\OneDrive\\Desktop\\Surya\\BTech\\Datasets\\Iris.csv")</text:p>
      <text:p text:style-name="P206"><text:s text:c="4"/>species_column = [row[5] for row in penguin_dataset]</text:p>
      <text:p text:style-name="P207"><text:s text:c="4"/>encoded_species = label_encoding(species_column)</text:p>
      <text:p text:style-name="P208"><text:s text:c="3"/>print("Original species data:", species_column)</text:p>
      <text:p text:style-name="P209"><text:s text:c="4"/>print("Encoded species data:", encoded_species)</text:p>
      <text:p text:style-name="P210">if __name__ == "__main__":</text:p>
      <text:p text:style-name="P211"><text:s text:c="4"/>main()</text:p>
      <text:p text:style-name="P212"/>
      <text:p text:style-name="P213">Question<text:s/>4:</text:p>
      <text:p text:style-name="P214">Write a function to convert categorical variables to numeric using One-Hot encoding. Don’t use any existing functionalities.</text:p>
      <text:p text:style-name="Normal"><text:span text:style-name="T215"><text:s/></text:span></text:p>
      <text:p text:style-name="Normal"><text:span text:style-name="T216"><text:s/></text:span></text:p>
      <text:p text:style-name="Normal"><text:span text:style-name="T217">1)Import Pandas: Import the Pandas library to work with DataFrames.</text:span></text:p>
      <text:p text:style-name="Normal"><text:span text:style-name="T218"><text:s/></text:span></text:p>
      <text:p text:style-name="Normal"><text:span text:style-name="T219">2)Load the Dataset: Use the pd.read_csv() function from Pandas to load the Iris dataset into a DataFrame. Specify the file path where the dataset is located.</text:span></text:p>
      <text:p text:style-name="Normal"><text:span text:style-name="T220"><text:s/></text:span></text:p>
      <text:p text:style-name="Normal"><text:span text:style-name="T221"><text:s/></text:span></text:p>
      <text:p text:style-name="Normal"><text:span text:style-name="T222">3)Define the One-Hot Encoding Function: Define a function named one_hot_encode that takes two parameters: the DataFrame df and the column_name for which you want to perform one-hot encoding.</text:span></text:p>
      <text:p text:style-name="Normal"><text:span text:style-name="T223"><text:s/></text:span></text:p>
      <text:p text:style-name="Normal"><text:span text:style-name="T224">4)Create a Dictionary for Category Mapping: Inside the function, create an empty dictionary named category_mapping to store mappings of categories to numeric values.</text:span></text:p>
      <text:p text:style-name="Normal"><text:span text:style-name="T225"><text:s/></text:span></text:p>
      <text:p text:style-name="Normal"><text:span text:style-name="T226">5)Initialize an Empty DataFrame: Create an empty DataFrame named encoded_df to store the one-hot encoded values.</text:span></text:p>
      <text:p text:style-name="Normal"><text:span text:style-name="T227"><text:s/></text:span></text:p>
      <text:p text:style-name="Normal"><text:span text:style-name="T228">6)Iterate Over Each Category: Iterate over each category in the categories list.</text:span></text:p>
      <text:p text:style-name="Normal"><text:span text:style-name="T229"><text:s/></text:span></text:p>
      <text:p text:style-name="Normal"><text:span text:style-name="T230">7)Create New Columns for Each Category: For each category, create a new column in the encoded_df DataFrame. Use the astype(int) method to convert boolean values (True or False) to integers (1 or 0).</text:span></text:p>
      <text:p text:style-name="Normal"><text:span text:style-name="T231"><text:s/></text:span></text:p>
      <text:p text:style-name="Normal"><text:span text:style-name="T232">8)Store Category Mapping: Store the mapping of each category to its corresponding numeric value in the category_mapping dictionary.</text:span></text:p>
      <text:p text:style-name="Normal"><text:span text:style-name="T233"><text:s/></text:span></text:p>
      <text:p text:style-name="Normal"><text:span text:style-name="T234">9)Call the Function: Call the one_hot_encode function with the loaded DataFrame (df) and the name of the categorical column ('Species'). Assign the returned encoded DataFrame and category mapping to variables.</text:span></text:p>
      <text:p text:style-name="Normal"><text:span text:style-name="T235"><text:s/></text:span></text:p>
      <text:p text:style-name="Normal"><text:span text:style-name="T236">10)Display Results: Print the encoded DataFrame and category mapping to inspect the results.</text:span><text:line-break/><text:line-break/></text:p>
      <text:p text:style-name="P237">SHORT DESCRIPTION:</text:p>
      <text:p text:style-name="Normal"><text:span text:style-name="T238">It implements a function for one-hot encoding categorical data in a pandas DataFrame. It loads the Iris dataset, defines a function one_hot_encode to perform the encoding, and demonstrates its usage. The function returns the encoded DataFrame and a mapping of categories to numeric valu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8LVL1" style:family="text">
      <style:text-properties fo:color="#ED7D31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rya Krishna</meta:initial-creator>
    <dc:creator>Hareni M-[BL.EN.U4AIE22117]</dc:creator>
    <meta:creation-date>2024-02-09T18:21:00Z</meta:creation-date>
    <dc:date>2024-02-09T18:21:00Z</dc:date>
    <meta:template xlink:href="Normal.dotm" xlink:type="simple"/>
    <meta:editing-cycles>2</meta:editing-cycles>
    <meta:editing-duration>PT0S</meta:editing-duration>
    <meta:user-defined meta:name="GrammarlyDocumentId">ac508651-86ab-4143-85e9-3a2c48253bdb</meta:user-defined>
    <meta:document-statistic meta:page-count="1" meta:paragraph-count="20" meta:word-count="1529" meta:character-count="10225" meta:row-count="72" meta:non-whitespace-character-count="8716"/>
  </office:meta>
</office:document-meta>
</file>